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161cm" draw:marker-end-width="0.161cm" draw:textarea-horizontal-align="justify" draw:textarea-vertical-align="middle" draw:auto-grow-height="false" fo:min-height="0cm" fo:min-width="0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939cm" fo:min-width="0.645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938cm" fo:min-width="0.645cm" fo:padding-top="0.137cm" fo:padding-bottom="0.137cm" fo:padding-left="0.262cm" fo:padding-right="0.26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508cm" draw:transform="rotate (0.785398163397448) translate (2.032cm 3.27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353cm 2.95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667cm 2.643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988cm 2.316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353cm 2.95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667cm 2.644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988cm 2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1.651cm" svg:height="1.715cm" svg:x="0.508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51cm" svg:height="1.714cm" svg:x="0.508cm" svg:y="0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81cm" svg:height="0.508cm" draw:transform="rotate (0.785398163397448) translate (2.032cm 3.324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353cm 2.99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667cm 2.68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988cm 2.36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353cm 2.99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667cm 2.6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0.381cm" svg:height="0.508cm" draw:transform="rotate (0.785398163397448) translate (2.988cm 2.363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658cm" fo:page-height="3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17:30:02.062000000</meta:creation-date>
    <dc:date>2014-12-21T17:43:31.872000000</dc:date>
    <meta:editing-duration>PT13M35S</meta:editing-duration>
    <meta:editing-cycles>1</meta:editing-cycles>
    <meta:document-statistic meta:object-count="16"/>
    <meta:generator>LibreOffice/4.3.3.2$Windows_x86 LibreOffice_project/9bb7eadab57b6755b1265afa86e04bf45fbfc644</meta:generator>
  </office:meta>
</office:document-meta>
</file>